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12.5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3pt" officeooo:rsid="000a367d" officeooo:paragraph-rsid="000a367d" style:font-size-asian="13pt" style:font-size-complex="13pt"/>
    </style:style>
    <style:style style:name="P2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font-size="13pt" officeooo:rsid="000e79ee" officeooo:paragraph-rsid="000e79ee" style:font-size-asian="13pt" style:font-size-complex="13pt"/>
    </style:style>
    <style:style style:name="P4" style:family="paragraph" style:parent-style-name="Table_20_Contents">
      <style:paragraph-properties fo:text-align="start" style:justify-single-word="false"/>
      <style:text-properties fo:font-size="13pt" officeooo:rsid="000a367d" officeooo:paragraph-rsid="000a367d" fo:background-color="#fff200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925c6" officeooo:paragraph-rsid="000925c6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925c6" officeooo:paragraph-rsid="000925c6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c3466" officeooo:paragraph-rsid="000c3466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c3466" officeooo:paragraph-rsid="001214d5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c821b" officeooo:paragraph-rsid="000c821b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bold" officeooo:rsid="000c3466" officeooo:paragraph-rsid="000c3466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size="13pt" style:text-underline-style="none" fo:font-weight="normal" officeooo:rsid="000c3466" officeooo:paragraph-rsid="000c3466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size="13pt" style:text-underline-style="none" fo:font-weight="normal" officeooo:rsid="000c3466" officeooo:paragraph-rsid="001214d5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f1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rror Resolving Document</text:p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Title</text:p>
          </table:table-cell>
          <table:table-cell table:style-name="Table1.A1" office:value-type="string">
            <text:p text:style-name="P4">Changed by</text:p>
          </table:table-cell>
          <table:table-cell table:style-name="Table1.C1" office:value-type="string">
            <text:p text:style-name="P4">Date</text:p>
          </table:table-cell>
        </table:table-row>
        <table:table-row>
          <table:table-cell table:style-name="Table1.A2" office:value-type="string">
            <text:p text:style-name="P1">Intial Document Created</text:p>
          </table:table-cell>
          <table:table-cell table:style-name="Table1.A2" office:value-type="string">
            <text:p text:style-name="P1">Vijay Joshi</text:p>
          </table:table-cell>
          <table:table-cell table:style-name="Table1.C2" office:value-type="string">
            <text:p text:style-name="P1">11/09/2018</text:p>
          </table:table-cell>
        </table:table-row>
        <table:table-row>
          <table:table-cell table:style-name="Table1.A2" office:value-type="string">
            <text:p text:style-name="P3">&lt;sample title : error while updating data in springboot&gt;</text:p>
          </table:table-cell>
          <table:table-cell table:style-name="Table1.A2" office:value-type="string">
            <text:p text:style-name="P3">&lt;name&gt;</text:p>
          </table:table-cell>
          <table:table-cell table:style-name="Table1.C2" office:value-type="string">
            <text:p text:style-name="P3">&lt;date&gt;</text:p>
          </table:table-cell>
        </table:table-row>
        <table:table-row>
          <table:table-cell table:style-name="Table1.A2" office:value-type="string">
            <text:p text:style-name="P3">&lt;sample title : error while installing odoo in ubntu 16.0&gt;</text:p>
          </table:table-cell>
          <table:table-cell table:style-name="Table1.A2" office:value-type="string">
            <text:p text:style-name="P3">&lt;name&gt;</text:p>
          </table:table-cell>
          <table:table-cell table:style-name="Table1.C2" office:value-type="string">
            <text:p text:style-name="P3">&lt;date&gt;</text:p>
          </table:table-cell>
        </table:table-row>
      </table:table>
      <text:p text:style-name="P5"/>
      <text:p text:style-name="P5"/>
      <text:p text:style-name="P10">Below are the Steps to update the error resolving document file</text:p>
      <text:p text:style-name="P7">Step 1: Log the error in below sample format and update the above table with appropriate title and other details.</text:p>
      <text:p text:style-name="P7">Step 2: copy the content and paste it in github file</text:p>
      <text:p text:style-name="P7">Step 3: give the proper name to the commit and enter the description related to error</text:p>
      <text:p text:style-name="P7">Step 4: commit the file to your branch and save</text:p>
      <text:p text:style-name="P7"/>
      <text:p text:style-name="P9">Note: make sure to strictly follow the below format while logging the error and resolution.</text:p>
      <text:p text:style-name="P11"><text:s text:c="2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<text:span text:style-name="T1">Error No</text:span> &lt;number&gt;</text:p>
          </table:table-cell>
          <table:table-cell table:style-name="Table2.B1" office:value-type="string">
            <text:p text:style-name="P12">&lt;Meaning full Title of the Error &gt;</text:p>
          </table:table-cell>
        </table:table-row>
        <table:table-row>
          <table:table-cell table:style-name="Table2.A2" office:value-type="string">
            <text:p text:style-name="P8"><text:span text:style-name="T1">Description</text:span></text:p>
          </table:table-cell>
          <table:table-cell table:style-name="Table2.B2" office:value-type="string">
            <text:p text:style-name="P8">&lt;full description of the error and how it occured.&gt;</text:p>
            <text:p text:style-name="P8">&lt;list out the step which occured error&gt;</text:p>
          </table:table-cell>
        </table:table-row>
        <table:table-row>
          <table:table-cell table:style-name="Table2.A2" office:value-type="string">
            <text:p text:style-name="P8"><text:span text:style-name="T1">Status</text:span></text:p>
          </table:table-cell>
          <table:table-cell table:style-name="Table2.B2" office:value-type="string">
            <text:p text:style-name="P8">&lt;<text:span text:style-name="T2">R</text:span>esolved/<text:span text:style-name="T2">P</text:span>artialy <text:span text:style-name="T2">R</text:span>esolved/<text:span text:style-name="T2">N</text:span>ot <text:span text:style-name="T2">R</text:span>esolved&gt;</text:p>
          </table:table-cell>
        </table:table-row>
        <table:table-row>
          <table:table-cell table:style-name="Table2.A2" office:value-type="string">
            <text:p text:style-name="P8"><text:span text:style-name="T1">Resolution</text:span></text:p>
          </table:table-cell>
          <table:table-cell table:style-name="Table2.B2" office:value-type="string">
            <text:p text:style-name="P8">&lt;full resolution step by step to resolve the above error&gt;</text:p>
            <text:p text:style-name="P8">&lt;attach the screen shot if needed&gt;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2:15:09.781880083</meta:creation-date>
    <dc:date>2018-09-11T12:42:34.392836205</dc:date>
    <meta:editing-duration>PT27M22S</meta:editing-duration>
    <meta:editing-cycles>10</meta:editing-cycles>
    <meta:generator>LibreOffice/6.0.3.2$Linux_X86_64 LibreOffice_project/00m0$Build-2</meta:generator>
    <meta:document-statistic meta:table-count="2" meta:image-count="0" meta:object-count="0" meta:page-count="2" meta:paragraph-count="30" meta:word-count="167" meta:character-count="978" meta:non-whitespace-character-count="838"/>
  </office:meta>
</office:document-meta>
</file>